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ux fait sur RPG maker MZ</text:p>
      <text:p text:style-name="Standard"><text:a xlink:type="simple" xlink:href="https://www.youtube.com/watch?v=q37jHaIbCVg&amp;ab_channel=imineoDocumentaires" text:style-name="Internet_20_link" text:visited-style-name="Visited_20_Internet_20_Link"/></text:p>
      <text:p text:style-name="Standard"><text:a xlink:type="simple" xlink:href="https://www.youtube.com/watch?v=q37jHaIbCVg&amp;ab_channel=imineoDocumentaires" text:style-name="Internet_20_link" text:visited-style-name="Visited_20_Internet_20_Link">Clovis, premier roi des francs (481-511) - YouTube</text:a> </text:p>
      <text:p text:style-name="Standard"/>
      <text:p text:style-name="Standard"><text:a xlink:type="simple" xlink:href="https://www.youtube.com/watch?v=BfnszGksQTE&amp;ab_channel=BataillesdeFrance" text:style-name="Internet_20_link" text:visited-style-name="Visited_20_Internet_20_Link">De la CHUTE DE ROME à CLOVIS. Série Mérovingiens &amp; Carolingiens (1/8). - YouTube</text:a> </text:p>
      <text:p text:style-name="Standard"/>
      <text:p text:style-name="Standard"><text:a xlink:type="simple" xlink:href="https://www.youtube.com/watch?v=YLT75r_4z3Y&amp;ab_channel=BataillesdeFrance" text:style-name="Internet_20_link" text:visited-style-name="Visited_20_Internet_20_Link">CLOVIS maître des Gaules. Série Mérovingiens &amp; Carolingiens (2/8). - YouTube</text:a> </text:p>
      <text:p text:style-name="Standard"/>
      <text:p text:style-name="Standard"><text:a xlink:type="simple" xlink:href="https://fr.wikipedia.org/wiki/Clovis_Ier" text:style-name="Internet_20_link" text:visited-style-name="Visited_20_Internet_20_Link">Clovis Ier — Wikipédia (wikipedia.org)</text:a> </text:p>
      <text:p text:style-name="Standard"/>
      <text:p text:style-name="Standard">Childéric père de Clovis</text:p>
      <text:p text:style-name="Standard"/>
      <text:p text:style-name="Standard">466 : naissance de Clovis</text:p>
      <text:p text:style-name="Standard"/>
      <text:p text:style-name="Standard">481 : clovis 15 ans est roi. Capitale à Tournai,</text:p>
      <text:p text:style-name="Standard"/>
      <text:p text:style-name="Standard">486 : bataille de Soissons contre romain Syagrius, clovis demande aide des chefs saliens, Chararic installée à Thérouanne refuse, Ragnacaire installée à Cambrai accepte,</text:p>
      <text:p text:style-name="Standard">Syagrius est vaincu et exécutée. Les églises sont ravagés, pour ensuite répartir butin.</text:p>
      <text:p text:style-name="Standard">Un vase est réclamée par un évéque de Reims(Saint Rémi qui conseillera par la suite de gouverner avec les évéques).</text:p>
      <text:p text:style-name="Standard">Clovis : « Je vous prie de bien vouloir accorder le vase que voici !» </text:p>
      <text:p text:style-name="Standard">Franc débate quelque instant puis</text:p>
      <text:p text:style-name="Standard">franc : « Glorieux roi ! Tout ce que nous voyons ici est à toi ! Fais donc ce qu'il te plaît, personne ne peut résister à ta puissance !» </text:p>
      <text:p text:style-name="Standard">Clovis : « Très bien, le vase appartient donc à ce prêtre, plus personne ne peut s'en emparer !» </text:p>
      <text:p text:style-name="Standard">L'un d'eux préfére briser le vase. « Tu n'auras que ce que le sort voudra bien t'accorder.» </text:p>
      <text:p text:style-name="Standard"/>
      <text:p text:style-name="Standard">1 mars 487 aux champ-de-mars : Clovis dit au soldat qui a briser son vase que ses armes sont en mauvais état et le tue,</text:p>
      <text:p text:style-name="Standard">Clovis obtient le respect de ses troupes, capitale à Soissons</text:p>
      <text:p text:style-name="Standard">Clovis : « Ainsi ! Ainsi as-tu fait au vase à Soissons !» </text:p>
      <text:p text:style-name="Standard"/>
      <text:p text:style-name="Standard">491 : guerre contre thuringe, réclame son héritage(qu'il a de sa mère) ou autre possibilités</text:p>
      <text:p text:style-name="Standard">Thuringe a pour roi Chararic qui a aider Clovis à Soissons, ne l'a aider que lorsque la victoire était sur et certaine.</text:p>
      <text:p text:style-name="Standard"/>
      <text:p text:style-name="Standard">???: clovis fais raser le crane de Chararic et de son fils car pas rejoint la bataille, Son fils promet vengeance quand cheveux repousser. Clovis les fait décapiter,</text:p>
      <text:p text:style-name="Standard">Clovis enfonça une hache dans le crane de Ragnacaire,</text:p>
      <text:p text:style-name="Standard"><text:s/>Probablement pour être le seul roi des francs,</text:p>
      <text:p text:style-name="Standard"/>
      <text:p text:style-name="Standard">493: Marriage avec clotilde pour rapprocher francs et burgonde</text:p>
      <text:p text:style-name="Standard"/>
      <text:p text:style-name="Standard">496 : bataille de tolbiac contre alamans, clovis demande aide de jesus, victoire et conversion</text:p>
      <text:p text:style-name="Standard">Clovis : « Oh, Jésus Christ ! Je sollicite la gloire de ton assistance ! J'ai invoqué mes dieux mais ceux-ci ne sont pas venus à mon secours ! Ils sont impuissant ! C'est toi, Jésus, que j'invoque ! Je désire croire en toi ! Pourvu que tu m'arraches à mes ennemis !» </text:p>
      <text:p text:style-name="Standard">Les francs rhénans dirigés par Sigebert le Boiteux jurent loyauté à Clovis.</text:p>
      <text:p text:style-name="Standard">Conversion de Clovis + 3000 guerriers francs convertis</text:p>
      <text:p text:style-name="Standard"/>
      <text:p text:style-name="Standard">25 decembre 498 ou 499 : baptême de clovis à Reims</text:p>
      <text:p text:style-name="Standard"><text:soft-page-break/></text:p>
      <text:p text:style-name="Standard"/>
      <text:p text:style-name="Standard">500 : bataille de Dijon contre Gondebaud, Clovis allié de Godegisèle</text:p>
      <text:p text:style-name="Standard">Uniquement de burgons dans cette guerre</text:p>
      <text:p text:style-name="Standard">Poursuite de l'ennemi jusque Avignon, Clovis lève le siège contre promesse d'un tribut annuel de Gondebaud</text:p>
      <text:p text:style-name="Standard">Gondebaud trahit promesse et tue Godegisèle,</text:p>
      <text:p text:style-name="Standard">Clovis ne régit pas.</text:p>
      <text:p text:style-name="Standard"/>
      <text:p text:style-name="Standard">507 : bataille de Vouillé (au nord de Poitiers) , demande de l'ouverture d'un deuxième front contre les wisigoths, demande de l'empereur byzantin</text:p>
      <text:p text:style-name="Standard">Les wisigoths répriment les citoyens nicéens.</text:p>
      <text:p text:style-name="Standard">Chef ennemis tuer dès le début de la bataille par Clovis.</text:p>
      <text:p text:style-name="Standard">Le chef ennemis est Alaric II, roi des wisigoths, tués par Clovis</text:p>
      <text:p text:style-name="Standard"/>
      <text:p text:style-name="Standard">508 : clovis devient consul romain, reçoit les ornement consulaire(insigne de l'autorité impériales donnés à tous les seigneurs qui gouverne en son nom)</text:p>
      <text:p text:style-name="Standard"/>
      <text:p text:style-name="Standard">508 : change la capitale pour Paris</text:p>
      <text:p text:style-name="Standard"/>
      <text:p text:style-name="Standard">511 : consile des gaules à Orléans</text:p>
      <text:p text:style-name="Standard"/>
      <text:p text:style-name="Standard">27 novembre 511 : mort de clovis à Paris, sa femme l'y rejoindra 34 ans plus tard</text:p>
      <text:p text:style-name="Standard"/>
      <text:p text:style-name="Standard"/>
      <text:p text:style-name="Standard">Clovis serait le 495ème meilleur général : </text:p>
      <text:p text:style-name="Standard"><text:a xlink:type="simple" xlink:href="https://www.youtube.com/watch?v=2P0RFIIh2s0&amp;ab_channel=Cottereau" text:style-name="Internet_20_link" text:visited-style-name="Visited_20_Internet_20_Link">Top 500 des Meilleurs Généraux de l'Histoire - Partie 5 - YouTube</text:a> </text:p>
      <text:p text:style-name="Standard"/>
      <text:p text:style-name="Standard">chanson vae victis clovis : <text:a xlink:type="simple" xlink:href="https://www.youtube.com/watch?v=0rIATOkXFSc&amp;ab_channel=RockIdentitaire" text:style-name="Internet_20_link" text:visited-style-name="Visited_20_Internet_20_Link">Vae Victis - Clovis - Clovis - YouTube</text:a> </text:p>
      <text:p text:style-name="Standard"/>
      <text:p text:style-name="Standard"/>
      <text:p text:style-name="Standard">son trouvé : <text:a xlink:type="simple" xlink:href="https://lasonotheque.org/" text:style-name="Internet_20_link" text:visited-style-name="Visited_20_Internet_20_Link">Bruitages &amp; Sons, gratuits et libres de droits - LaSonotheque</text:a> </text:p>
      <text:p text:style-name="Standard"/>
      <text:p text:style-name="Standard">équipement pour jeu :</text:p>
      <text:p text:style-name="Standard"/>
      <text:p text:style-name="Standard">armes :</text:p>
      <text:p text:style-name="Standard"/>
      <text:p text:style-name="Standard">- épée francique</text:p>
      <text:p text:style-name="Standard">- lance francique</text:p>
      <text:p text:style-name="Standard">- francisque</text:p>
      <text:p text:style-name="Standard"/>
      <text:p text:style-name="Standard">armure :</text:p>
      <text:p text:style-name="Standard"/>
      <text:p text:style-name="Standard">- boucliers francique</text:p>
      <text:p text:style-name="Standard">- cotte de mai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6-11T11:15:58.96</meta:creation-date>
    <dc:date>2025-08-02T15:29:34.02</dc:date>
    <meta:editing-duration>P1DT4H24M12S</meta:editing-duration>
    <meta:editing-cycles>107</meta:editing-cycles>
    <meta:generator>OpenOffice/4.1.14$Win32 OpenOffice.org_project/4114m1$Build-9811</meta:generator>
    <meta:document-statistic meta:table-count="0" meta:image-count="0" meta:object-count="0" meta:page-count="2" meta:paragraph-count="55" meta:word-count="661" meta:character-count="3749"/>
  </office:meta>
</office:document-meta>
</file>